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text>d</mtext>
              <mrow>
                <mtext>d</mtext>
                <mi>t</mi>
              </mrow>
            </mfrac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style mathvariant="bold">
                    <mrow>
                      <mi>F</mi>
                    </mrow>
                  </mstyle>
                  <mo stretchy="false">⋅</mo>
                  <mover accent="true"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˙</mo>
                  </mover>
                </mrow>
              </mrow>
            </mrow>
          </mrow>
        </mtd>
      </mtr>
      <mtr>
        <mtd>
          <mrow>
            <mstyle mathsize="70%">
              <mrow>
                <mrow>
                  <mtext>mit</mtext>
                </mrow>
              </mrow>
            </mstyle>
          </mrow>
        </mtd>
      </mtr>
      <mtr>
        <mtd>
          <mrow>
            <mstyle mathsize="70%">
              <mrow>
                <mrow>
                  <mfrac>
                    <mtext>d</mtext>
                    <mrow>
                      <mtext>d</mtext>
                      <mi>t</mi>
                    </mrow>
                  </mfrac>
                  <mi>V</mi>
                  <mrow>
                    <mo stretchy="false">(</mo>
                    <mrow>
                      <msub>
                        <mi>x</mi>
                        <mn>1,</mn>
                      </msub>
                      <msub>
                        <mi>x</mi>
                        <mn>2,</mn>
                      </msub>
                      <msub>
                        <mi>x</mi>
                        <mn>3</mn>
                      </msub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o stretchy="false">∂</mo>
                      <mi>V</mi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  <mfrac>
                    <mrow>
                      <mtext>d</mtext>
                      <msub>
                        <mi>x</mi>
                        <mn>1</mn>
                      </msub>
                    </mrow>
                    <mrow>
                      <mtext>d</mtext>
                      <mi>t</mi>
                    </mrow>
                  </mfrac>
                  <mrow>
                    <mi/>
                    <mo stretchy="false">+</mo>
                    <mi/>
                  </mrow>
                  <mfrac>
                    <mrow>
                      <mo stretchy="false">∂</mo>
                      <mi>V</mi>
                    </mrow>
                    <mrow>
                      <mo stretchy="false">∂</mo>
                      <msub>
                        <mi>x</mi>
                        <mn>2</mn>
                      </msub>
                    </mrow>
                  </mfrac>
                  <mfrac>
                    <mrow>
                      <mtext>d</mtext>
                      <msub>
                        <mi>x</mi>
                        <mn>2</mn>
                      </msub>
                    </mrow>
                    <mrow>
                      <mtext>d</mtext>
                      <mi>t</mi>
                    </mrow>
                  </mfrac>
                  <mrow>
                    <mi/>
                    <mo stretchy="false">+</mo>
                    <mi/>
                  </mrow>
                  <mfrac>
                    <mrow>
                      <mo stretchy="false">∂</mo>
                      <mi>V</mi>
                    </mrow>
                    <mrow>
                      <mo stretchy="false">∂</mo>
                      <msub>
                        <mi>x</mi>
                        <mn>3</mn>
                      </msub>
                    </mrow>
                  </mfrac>
                  <mfrac>
                    <mrow>
                      <mtext>d</mtext>
                      <msub>
                        <mi>x</mi>
                        <mn>3</mn>
                      </msub>
                    </mrow>
                    <mrow>
                      <mtext>d</mtext>
                      <mi>t</mi>
                    </mrow>
                  </mfrac>
                  <mrow>
                    <mi/>
                    <mo stretchy="false">=</mo>
                    <mi/>
                  </mrow>
                  <mover accent="true">
                    <mstyle mathvariant="bold">
                      <mrow>
                        <mi>r</mi>
                      </mrow>
                    </mstyle>
                    <mo stretchy="false">˙</mo>
                  </mover>
                  <mrow>
                    <mi/>
                    <mo stretchy="false">⋅</mo>
                    <mi/>
                  </mrow>
                  <mtext>grad</mtext>
                  <mi/>
                  <mi>V</mi>
                </mrow>
              </mrow>
            </mstyle>
          </mrow>
        </mtd>
      </mtr>
    </mtable>
    <annotation encoding="StarMath 5.0">"d" over {"d" t} V (bold r) `=` - bold F cdot dot {bold r} newline
size*0.7 {alignc "mit"} newline
size*0.7 {alignc "d" over {"d" t} V (x_1,x_2,x_3) `=` {partial V} over {partial x_1} {"d" x_1} over {"d" t} `+` {partial V} over {partial x_2} {"d" x_2} over {"d" t} `+` {partial V} over {partial x_3} {"d" x_3} over {"d" t} `=` dot bold r `cdot` "grad" ` V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31:58.174000000</meta:creation-date>
    <meta:generator>LibreOffice/4.1.4.2$Windows_x86 LibreOffice_project/0a0440ccc0227ad9829de5f46be37cfb6edcf72</meta:generator>
  </office:meta>
</office:document-meta>
</file>